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wedge Asian Exchange Testing Notes</text:h>
      <text:h text:style-name="Heading_20_2" text:outline-level="2">Osaka Securities Exchange</text:h>
      <text:p text:style-name="Text_20_body">Nikkei 225 Futures, full contract; the symbol is N225, current contract month is March, 2013 (H3).</text:p>
      <text:h text:style-name="Heading_20_2" text:outline-level="2">Korea Futures Exchange</text:h>
      <text:p text:style-name="Text_20_body">The Kospi index future, </text:p>
      <text:h text:style-name="Heading_20_2" text:outline-level="2">Hong Kong Futures Exchange</text:h>
      <text:p text:style-name="Text_20_body">HKFE market available for testing from 9:30am to 3:00pm Hong Kong local time, which is 8:30pm to 2:00am Chicago local time.</text:p>
      <text:p text:style-name="Text_20_body">Hang Seng Index futures, symbol is HSI, current contract month is</text:p>
      <text:h text:style-name="Heading_20_1" text:outline-level="1">Market Data</text:h>
      <text:p text:style-name="Text_20_body">No market data internally, Bloomberg offers <text:a xlink:type="simple" xlink:href="http://www.bloomberg.com/markets/stocks/futures/">delayed prices</text:a> for refer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condon </meta:initial-creator>
    <meta:creation-date>2013-03-11T12:33:49</meta:creation-date>
    <meta:document-statistic meta:table-count="0" meta:image-count="0" meta:object-count="0" meta:page-count="1" meta:paragraph-count="10" meta:word-count="79" meta:character-count="503"/>
    <dc:date>2013-03-11T12:48:35</dc:date>
    <dc:creator>dcondon </dc:creator>
    <meta:editing-duration>PT00H04M15S</meta:editing-duration>
    <meta:editing-cycles>1</meta:editing-cycles>
    <meta:generator>OpenOffice.org/3.1$Unix OpenOffice.org_project/310m19$Build-9420</meta:generator>
  </office:meta>
</office:document-meta>
</file>